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i mathvariant="italic">cal</mi>
            <mi/>
            <mrow>
              <mi mathvariant="italic">res</mi>
              <mo stretchy="false">=</mo>
              <mrow>
                <mo stretchy="false">∫</mo>
                <mrow>
                  <mrow>
                    <mo stretchy="false">(</mo>
                    <mrow>
                      <mrow>
                        <mn>3t</mn>
                        <mo stretchy="false">+</mo>
                        <mn>5</mn>
                      </mrow>
                    </mrow>
                    <mo stretchy="false">)</mo>
                  </mrow>
                  <mi>cos</mi>
                  <mrow>
                    <mfrac>
                      <mi>t</mi>
                      <mn>4</mn>
                    </mfrac>
                  </mrow>
                </mrow>
              </mrow>
            </mrow>
            <mi mathvariant="italic">dt</mi>
          </mrow>
        </mtd>
      </mtr>
      <mtr>
        <mtd>
          <mrow/>
        </mtd>
      </mtr>
      <mtr>
        <mtd>
          <mrow>
            <mrow>
              <mo stretchy="false">∫</mo>
              <mi>u</mi>
            </mrow>
            <mrow>
              <mi mathvariant="italic">dv</mi>
              <mo stretchy="false">=</mo>
              <mrow>
                <mi mathvariant="italic">uv</mi>
                <mo stretchy="false">−</mo>
                <mrow>
                  <mo stretchy="false">∫</mo>
                  <mi mathvariant="italic">du</mi>
                </mrow>
              </mrow>
            </mrow>
            <mi>v</mi>
          </mrow>
        </mtd>
      </mtr>
      <mtr>
        <mtd>
          <mrow>
            <mrow>
              <mi>u</mi>
              <mo stretchy="false">=</mo>
              <mrow>
                <mn>3t</mn>
                <mo stretchy="false">+</mo>
                <mn>5</mn>
              </mrow>
            </mrow>
            <mi/>
            <mrow>
              <mi mathvariant="italic">dv</mi>
              <mo stretchy="false">=</mo>
              <mi>cos</mi>
            </mrow>
            <mfrac>
              <mi>t</mi>
              <mn>4</mn>
            </mfrac>
          </mrow>
        </mtd>
      </mtr>
      <mtr>
        <mtd>
          <mrow>
            <mrow>
              <mi mathvariant="italic">du</mi>
              <mo stretchy="false">=</mo>
              <mn>3</mn>
            </mrow>
            <mi/>
            <mrow>
              <mi>v</mi>
              <mo stretchy="false">=</mo>
              <mn>4</mn>
            </mrow>
            <mi>sin</mi>
            <mfrac>
              <mi>t</mi>
              <mn>4</mn>
            </mfrac>
          </mrow>
        </mtd>
      </mtr>
      <mtr>
        <mtd>
          <mrow>
            <mrow>
              <mi mathvariant="italic">res</mi>
              <mo stretchy="false">=</mo>
              <mrow>
                <mo stretchy="false">(</mo>
                <mrow>
                  <mrow>
                    <mn>3t</mn>
                    <mo stretchy="false">+</mo>
                    <mn>5</mn>
                  </mrow>
                </mrow>
                <mo stretchy="false">)</mo>
              </mrow>
            </mrow>
            <mi>.</mi>
            <mn>4</mn>
            <mi>sin</mi>
            <mrow>
              <mfrac>
                <mi>t</mi>
                <mn>4</mn>
              </mfrac>
              <mo stretchy="false">−</mo>
              <mrow>
                <mo stretchy="false">∫</mo>
                <mn>3</mn>
              </mrow>
            </mrow>
            <mi>.</mi>
            <mn>4</mn>
            <mi>sin</mi>
            <mfrac>
              <mi>t</mi>
              <mn>4</mn>
            </mfrac>
            <mi mathvariant="italic">dt</mi>
          </mrow>
        </mtd>
      </mtr>
      <mtr>
        <mtd>
          <mrow>
            <mrow>
              <mi mathvariant="italic">res</mi>
              <mo stretchy="false">=</mo>
              <mrow>
                <mi mathvariant="italic">xxxx</mi>
                <mo stretchy="false">−</mo>
                <mn>12</mn>
              </mrow>
            </mrow>
            <mrow>
              <mo stretchy="false">∫</mo>
              <mi>sin</mi>
            </mrow>
            <mfrac>
              <mi>t</mi>
              <mn>4</mn>
            </mfrac>
            <mi mathvariant="italic">dt</mi>
          </mrow>
        </mtd>
      </mtr>
      <mtr>
        <mtd>
          <mrow>
            <mrow>
              <mi mathvariant="italic">res</mi>
              <mo stretchy="false">=</mo>
              <mn>4</mn>
            </mrow>
            <mrow>
              <mo stretchy="false">(</mo>
              <mrow>
                <mrow>
                  <mn>3t</mn>
                  <mo stretchy="false">+</mo>
                  <mn>5</mn>
                </mrow>
              </mrow>
              <mo stretchy="false">)</mo>
            </mrow>
            <mi>sin</mi>
            <mrow>
              <mfrac>
                <mi>t</mi>
                <mn>4</mn>
              </mfrac>
              <mo stretchy="false">−</mo>
              <mn>12</mn>
            </mrow>
            <mi>.</mi>
            <mn>4</mn>
            <mi>cos</mi>
            <mrow>
              <mfrac>
                <mi>t</mi>
                <mn>4</mn>
              </mfrac>
              <mo stretchy="false">+</mo>
              <msup>
                <mi>c</mi>
                <mi mathvariant="italic">st</mi>
              </msup>
            </mrow>
          </mrow>
        </mtd>
      </mtr>
    </mtable>
    <annotation encoding="StarMath 5.0">cal ~~res = int {(3t + 5) cos {t over 4}} dt newline newline
int u dv = uv - int du v newline
u = 3t + 5 ~~ dv = cos t over 4 newline
du = 3 ~~ v = 4 sin t over 4 newline
res = (3t + 5). 4 sin t over 4 - int 3 . 4 sin t over 4 dt newline
res = xxxx - 12 int sin t over 4 dt newline
res = 4 (3t + 5) sin t over 4 - 12 . 4 cos t over 4 + c sup st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9T11:13:28</meta:creation-date>
    <meta:generator>LibreOffice/3.5$Linux_x86 LibreOffice_project/350m1$Build-2</meta:generator>
  </office:meta>
</office:document-meta>
</file>